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Data Visualization</text:span></text:p>
      <text:list xml:id="list3540033984" text:style-name="WWNum1">
        <text:list-item>
          <text:p text:style-name="P1"><text:span text:style-name="T2">Why is it important to visualize data as part of the exploratory process?<text:line-break/><text:line-break/><text:line-break/><text:line-break/></text:span></text:p>
        </text:list-item>
        <text:list-item>
          <text:p text:style-name="P1"><text:span text:style-name="T2">What is one question we should ask </text:span><text:span text:style-name="T4">before</text:span><text:span text:style-name="T2"> we visualize our data?</text:span></text:p>
        </text:list-item>
      </text:list>
      <text:p text:style-name="P3"><text:span text:style-name="T2"><text:line-break/><text:line-break/></text:span></text:p>
      <text:list xml:id="list122842491049240" text:continue-numbering="true" text:style-name="WWNum1">
        <text:list-item>
          <text:p text:style-name="P1"><text:span text:style-name="T2">What is the difference between the plotting libraries Matplotlib and Seaborn?<text:line-break/><text:line-break/><text:line-break/></text:span></text:p>
        </text:list-item>
        <text:list-item>
          <text:p text:style-name="P1"><text:span text:style-name="T2">Describe the intention behind the data aesthetic principle of </text:span><text:span text:style-name="T5">maximizing the data ink ratio.</text:span><text:span text:style-name="T2"><text:line-break/><text:line-break/><text:line-break/><text:line-break/></text:span></text:p>
        </text:list-item>
      </text:list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Data Visualization</text:span></text:p>
      <text:list xml:id="list3941762521" text:style-name="WWNum2">
        <text:list-item>
          <text:p text:style-name="P2"><text:span text:style-name="T2">Why is it important to visualize data as part of the exploratory process?<text:line-break/><text:line-break/><text:line-break/></text:span></text:p>
        </text:list-item>
      </text:list>
      <text:p text:style-name="P3"><text:span text:style-name="T2"><text:line-break/></text:span></text:p>
      <text:list xml:id="list122843819089213" text:continue-numbering="true" text:style-name="WWNum2">
        <text:list-item>
          <text:p text:style-name="P2"><text:span text:style-name="T2">What is one question we should ask </text:span><text:span text:style-name="T4">before</text:span><text:span text:style-name="T2"> we visualize our data?</text:span></text:p>
        </text:list-item>
      </text:list>
      <text:p text:style-name="P3"><text:span text:style-name="T2"><text:line-break/></text:span></text:p>
      <text:p text:style-name="P3"><text:span text:style-name="T2"><text:line-break/></text:span></text:p>
      <text:list xml:id="list122843415000868" text:continue-numbering="true" text:style-name="WWNum2">
        <text:list-item>
          <text:p text:style-name="P2"><text:span text:style-name="T2">What is the difference between the plotting libraries Matplotlib and Seaborn?<text:line-break/><text:line-break/><text:line-break/><text:line-break/></text:span></text:p>
        </text:list-item>
        <text:list-item>
          <text:p text:style-name="P2"><text:span text:style-name="T2">Describe the intention behind the data aesthetic principle of </text:span><text:span text:style-name="T5">maximizing the data ink ratio.</text:span><text:span text:style-name="T2"><text:line-break/>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120" meta:character-count="803" meta:non-whitespace-character-count="668"/>
    <meta:generator>LibreOfficeDev/6.0.5.2$Linux_X86_64 LibreOffice_project/</meta:generator>
  </office:meta>
</office:document-meta>
</file>